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" style:master-page-name="MP0" style:family="paragraph">
      <style:paragraph-properties fo:break-before="page" fo:text-align="center"/>
    </style:style>
    <style:style style:name="P2" style:parent-style-name="Normal" style:family="paragraph">
      <style:text-properties style:language-asian="fr" style:country-asian="FR"/>
    </style:style>
    <style:style style:name="P3" style:parent-style-name="Titre2" style:family="paragraph">
      <style:paragraph-properties fo:text-align="center"/>
      <style:text-properties style:language-asian="fr" style:country-asian="FR"/>
    </style:style>
    <style:style style:name="P4" style:parent-style-name="Titre2" style:family="paragraph">
      <style:paragraph-properties fo:text-align="center"/>
      <style:text-properties style:language-asian="fr" style:country-asian="FR"/>
    </style:style>
    <style:style style:name="P5" style:parent-style-name="Normal" style:family="paragraph">
      <style:paragraph-properties fo:text-align="center"/>
      <style:text-properties style:language-asian="fr" style:country-asian="FR"/>
    </style:style>
    <style:style style:name="P6" style:parent-style-name="Normal" style:family="paragraph">
      <style:paragraph-properties fo:text-align="center"/>
      <style:text-properties style:language-asian="fr" style:country-asian="FR"/>
    </style:style>
    <style:style style:name="P7" style:parent-style-name="Normal" style:family="paragraph">
      <style:paragraph-properties fo:text-align="center"/>
      <style:text-properties fo:font-weight="bold" style:font-weight-asian="bold" style:font-weight-complex="bold" fo:color="#FF0000" style:language-asian="fr" style:country-asian="FR"/>
    </style:style>
    <style:style style:name="P8" style:parent-style-name="Normal" style:family="paragraph">
      <style:paragraph-properties fo:text-align="center"/>
      <style:text-properties style:language-asian="fr" style:country-asian="FR"/>
    </style:style>
    <style:style style:name="P9" style:parent-style-name="Paragraphedeliste" style:family="paragraph">
      <style:text-properties style:language-asian="fr" style:country-asian="FR"/>
    </style:style>
    <style:style style:name="P10" style:parent-style-name="Paragraphedeliste" style:family="paragraph">
      <style:text-properties style:language-asian="fr" style:country-asian="FR"/>
    </style:style>
    <style:style style:name="P11" style:parent-style-name="Paragraphedeliste" style:family="paragraph">
      <style:text-properties style:language-asian="fr" style:country-asian="FR"/>
    </style:style>
    <style:style style:name="P12" style:parent-style-name="Paragraphedeliste" style:family="paragraph">
      <style:text-properties style:language-asian="fr" style:country-asian="FR"/>
    </style:style>
    <style:style style:name="P13" style:parent-style-name="Paragraphedeliste" style:family="paragraph">
      <style:text-properties style:language-asian="fr" style:country-asian="FR"/>
    </style:style>
    <style:style style:name="P14" style:parent-style-name="Paragraphedeliste" style:family="paragraph">
      <style:text-properties style:language-asian="fr" style:country-asian="FR"/>
    </style:style>
    <style:style style:name="P15" style:parent-style-name="Paragraphedeliste" style:family="paragraph">
      <style:text-properties style:language-asian="fr" style:country-asian="FR"/>
    </style:style>
    <style:style style:name="P16" style:parent-style-name="Paragraphedeliste" style:family="paragraph">
      <style:text-properties style:language-asian="fr" style:country-asian="FR"/>
    </style:style>
    <style:style style:name="P17" style:parent-style-name="Paragraphedeliste" style:family="paragraph">
      <style:text-properties style:language-asian="fr" style:country-asian="FR"/>
    </style:style>
    <style:style style:name="P18" style:parent-style-name="Paragraphedeliste" style:family="paragraph">
      <style:text-properties style:language-asian="fr" style:country-asian="FR"/>
    </style:style>
    <style:style style:name="P19" style:parent-style-name="Paragraphedeliste" style:family="paragraph">
      <style:text-properties style:language-asian="fr" style:country-asian="FR"/>
    </style:style>
  </office:automatic-styles>
  <office:body>
    <office:text text:use-soft-page-breaks="true">
      <text:p text:style-name="P1">EXERCICES SQL</text:p>
      <text:p text:style-name="P2"/>
      <text:h text:style-name="P3" text:outline-level="2">Commencez par créer une base de données nommée<text:s/>« exercices » sous phpMyAdmin</text:h>
      <text:h text:style-name="P4" text:outline-level="2">Importez les fichiers « departement.sql » et « villes_france.sq l » puis exécutez-les.</text:h>
      <text:p text:style-name="P5"/>
      <text:p text:style-name="P6">Veuillez trouver les requêtes SQL permettant d’effectuer chacune des demandes suivantes :</text:p>
      <text:p text:style-name="P7">IL EST OBLIGATOIRE D’UTILISER UN TERMINAL POUR EXECUTER LES REQUÊTES SQL</text:p>
      <text:p text:style-name="P8"/>
      <text:list text:style-name="LFO1" text:continue-numbering="true">
        <text:list-item>
          <text:p text:style-name="P9">Obtenir la liste des 10 villes les plus peuplées en 2012</text:p>
        </text:list-item>
        <text:list-item>
          <text:p text:style-name="P10">Obtenir la liste des 50 villes ayant la plus faible superficie</text:p>
        </text:list-item>
        <text:list-item>
          <text:p text:style-name="P11">Obtenir la liste des départements d’outre-mer, c’est-à-dire ceux dont le numéro de département commence par “97”</text:p>
        </text:list-item>
        <text:list-item>
          <text:p text:style-name="P12">Obtenir le nom des 10 villes les plus peuplées en 2012, ainsi que le nom du département associé</text:p>
        </text:list-item>
        <text:list-item>
          <text:p text:style-name="P13">Obtenir la liste du nom de chaque département,<text:s/>associé à son code et du nombre de commune au sein de ces départements, en triant afin d’obtenir en priorité les départements qui possèdent le plus de communes</text:p>
        </text:list-item>
        <text:list-item>
          <text:p text:style-name="P14">Obtenir la liste des 10 plus grands départements, en termes de superficie</text:p>
        </text:list-item>
        <text:list-item>
          <text:p text:style-name="P15">Compter le nombre de villes dont le nom commence par “Saint”</text:p>
        </text:list-item>
        <text:list-item>
          <text:p text:style-name="P16">Obtenir la liste des villes qui ont un nom existants plusieurs fois, et trier afin d’obtenir en premier celles dont le nom est le plus souvent utilisé par plusieurs communes</text:p>
        </text:list-item>
        <text:list-item>
          <text:p text:style-name="P17">Obtenir en une seule requête SQL la liste des villes dont la superficie est supérieure à la superficie moyenne</text:p>
        </text:list-item>
        <text:list-item>
          <text:p text:style-name="P18">Obtenir la liste des départements qui possèdent plus de 2 millions d’habitants</text:p>
        </text:list-item>
        <text:list-item>
          <text:p text:style-name="P19">Remplacez les tirets par un espace vide, pour toutes les villes commençant par “SAINT-” (dans la colonne qui<text:s/>contient les noms en majuscule)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ontonnier Stephane</meta:initial-creator>
    <dc:creator>Pontonnier Stephane</dc:creator>
    <meta:creation-date>2022-03-01T10:39:00Z</meta:creation-date>
    <dc:date>2022-03-01T10:53:00Z</dc:date>
    <meta:template xlink:href="Normal" xlink:type="simple"/>
    <meta:editing-cycles>4</meta:editing-cycles>
    <meta:editing-duration>PT660S</meta:editing-duration>
    <meta:document-statistic meta:page-count="1" meta:paragraph-count="3" meta:word-count="234" meta:character-count="1518" meta:row-count="10" meta:non-whitespace-character-count="1287"/>
  </office:meta>
</office:document-meta>
</file>